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wrap-option="wrap"/>
      <style:text-properties fo:font-size="12pt" fo:font-weight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4">
      <style:table-cell-properties fo:wrap-option="wrap"/>
      <style:text-properties fo:font-size="12pt" fo:font-weight="bold"/>
    </style:style>
    <style:style style:name="ce12" style:family="table-cell" style:parent-style-name="Default" style:data-style-name="N104">
      <style:table-cell-properties fo:wrap-option="wrap"/>
    </style:style>
    <style:style style:name="T1" style:family="text">
      <style:text-properties fo:color="#8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2"/>
        <table:table-column table:style-name="co4" table:default-cell-style-name="ce12"/>
        <table:table-column table:style-name="co6" table:default-cell-style-name="ce6"/>
        <table:table-column table:style-name="co1" table:default-cell-style-name="ce10"/>
        <table:table-column table:style-name="co7" table:number-columns-repeated="1015" table:default-cell-style-name="ce10"/>
        <table:table-row table:style-name="ro1">
          <table:table-cell table:style-name="ce1" office:value-type="string" calcext:value-type="string">
            <text:p>Part Number</text:p>
          </table:table-cell>
          <table:table-cell table:style-name="ce5" office:value-type="string" calcext:value-type="string">
            <text:p>Number required per board</text:p>
          </table:table-cell>
          <table:table-cell table:style-name="ce5" office:value-type="string" calcext:value-type="string">
            <text:p>Reference Designator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recommended source</text:p>
          </table:table-cell>
          <table:table-cell table:style-name="ce11" office:value-type="string" calcext:value-type="string">
            <text:p>unit price</text:p>
          </table:table-cell>
          <table:table-cell table:style-name="ce11" office:value-type="string" calcext:value-type="string">
            <text:p>Quantity price/per unit</text:p>
          </table:table-cell>
          <table:table-cell table:style-name="ce5" office:value-type="string" calcext:value-type="string">
            <text:p>Quantity for that price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Cost for one board</text:p>
          </table:table-cell>
          <table:table-cell table:style-name="ce9" office:value-type="string" calcext:value-type="string">
            <text:p>Cost for 250 boards</text:p>
          </table:table-cell>
          <table:table-cell table:style-name="ce9" table:number-columns-repeated="1013"/>
        </table:table-row>
        <table:table-row table:style-name="ro2">
          <table:table-cell office:value-type="string" calcext:value-type="string">
            <text:p>OSTYK42104030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2</text:p>
          </table:table-cell>
          <table:table-cell office:value-type="string" calcext:value-type="string">
            <text:p>4-pos .375 “ pitch barrier stri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97" calcext:value-type="currency">
            <text:p>$0.97</text:p>
          </table:table-cell>
          <table:table-cell office:value-type="currency" office:currency="USD" office:value="0.67" calcext:value-type="currency">
            <text:p>$0.67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2]*[.F2]" office:value-type="currency" office:currency="USD" office:value="0.97" calcext:value-type="currency">
            <text:p>$0.97</text:p>
          </table:table-cell>
          <table:table-cell table:style-name="ce12" table:formula="of:=[.B2]*[.G2]" office:value-type="currency" office:currency="USD" office:value="0.67" calcext:value-type="currency">
            <text:p>$0.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RS2A221MHD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3,C4</text:p>
          </table:table-cell>
          <table:table-cell office:value-type="string" calcext:value-type="string">
            <text:p>220uF Electrolytic polarized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4" calcext:value-type="currency">
            <text:p>$1.34</text:p>
          </table:table-cell>
          <table:table-cell office:value-type="currency" office:currency="USD" office:value="0.5004" calcext:value-type="currency">
            <text:p>$0.5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3]*[.F3]" office:value-type="currency" office:currency="USD" office:value="2.68" calcext:value-type="currency">
            <text:p>$2.68</text:p>
          </table:table-cell>
          <table:table-cell table:style-name="ce12" table:formula="of:=[.B3]*[.G3]" office:value-type="currency" office:currency="USD" office:value="1.0008" calcext:value-type="currency">
            <text:p>$1.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RM2512-JX-R100ELF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R1,R2,R3,R4,R5,R6</text:p>
          </table:table-cell>
          <table:table-cell office:value-type="string" calcext:value-type="string">
            <text:p>.1 ohm, 2 watt, 2512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53" calcext:value-type="currency">
            <text:p>$0.53</text:p>
          </table:table-cell>
          <table:table-cell office:value-type="currency" office:currency="USD" office:value="0.1067" calcext:value-type="currency">
            <text:p>$0.1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formula="of:=[.B4]*[.F4]" office:value-type="currency" office:currency="USD" office:value="3.18" calcext:value-type="currency">
            <text:p>$3.18</text:p>
          </table:table-cell>
          <table:table-cell table:style-name="ce12" table:formula="of:=[.B4]*[.G4]" office:value-type="currency" office:currency="USD" office:value="0.6402" calcext:value-type="currency">
            <text:p>$0.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1220-7622-AR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3</text:p>
          </table:table-cell>
          <table:table-cell office:value-type="string" calcext:value-type="string">
            <text:p>20 pin, right angle head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67" calcext:value-type="currency">
            <text:p>$1.67</text:p>
          </table:table-cell>
          <table:table-cell office:value-type="currency" office:currency="USD" office:value="1.178" calcext:value-type="currency">
            <text:p>$1.18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5]*[.F5]" office:value-type="currency" office:currency="USD" office:value="1.67" calcext:value-type="currency">
            <text:p>$1.67</text:p>
          </table:table-cell>
          <table:table-cell table:style-name="ce12" table:formula="of:=[.B5]*[.G5]" office:value-type="currency" office:currency="USD" office:value="1.178" calcext:value-type="currency">
            <text:p>$1.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8441AB-D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2</text:p>
          </table:table-cell>
          <table:table-cell office:value-type="string" calcext:value-type="string">
            <text:p>Silicon Labs digital isola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1.66" calcext:value-type="currency">
            <text:p>$1.6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formula="of:=[.B6]*[.F6]" office:value-type="currency" office:currency="USD" office:value="3.6" calcext:value-type="currency">
            <text:p>$3.60</text:p>
          </table:table-cell>
          <table:table-cell table:style-name="ce12" table:formula="of:=[.B6]*[.G6]" office:value-type="currency" office:currency="USD" office:value="3.32" calcext:value-type="currency">
            <text:p>$3.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C0402JR-0775RL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R14,R15,R16,R17,R18,R19</text:p>
          </table:table-cell>
          <table:table-cell office:value-type="string" calcext:value-type="string">
            <text:p>75 ohm 0402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1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formula="of:=[.B7]*[.F7]" office:value-type="currency" office:currency="USD" office:value="0.6" calcext:value-type="currency">
            <text:p>$0.60</text:p>
          </table:table-cell>
          <table:table-cell table:style-name="ce12" table:formula="of:=[.B7]*[.G7]" office:value-type="currency" office:currency="USD" office:value="0.01278" calcext:value-type="currency">
            <text:p>$0.0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RM155R61A104KA01D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9,C16,C17,C18,C19</text:p>
          </table:table-cell>
          <table:table-cell office:value-type="string" calcext:value-type="string">
            <text:p>100nF 0402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4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formula="of:=[.B8]*[.F8]" office:value-type="currency" office:currency="USD" office:value="0.5" calcext:value-type="currency">
            <text:p>$0.50</text:p>
          </table:table-cell>
          <table:table-cell table:style-name="ce12" table:formula="of:=[.B8]*[.G8]" office:value-type="currency" office:currency="USD" office:value="0.02" calcext:value-type="currency">
            <text:p>$0.0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RM155R60J105KE19D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C12,C13,C14,C15</text:p>
          </table:table-cell>
          <table:table-cell office:value-type="string" calcext:value-type="string">
            <text:p>1uF, 6.3V, 0402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87" calcext:value-type="currency">
            <text:p>$0.0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formula="of:=[.B9]*[.F9]" office:value-type="currency" office:currency="USD" office:value="0.4" calcext:value-type="currency">
            <text:p>$0.40</text:p>
          </table:table-cell>
          <table:table-cell table:style-name="ce12" table:formula="of:=[.B9]*[.G9]" office:value-type="currency" office:currency="USD" office:value="0.0348" calcext:value-type="currency">
            <text:p>$0.0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RM2512-JX-R100ELF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P1,JP2</text:p>
          </table:table-cell>
          <table:table-cell office:value-type="string" calcext:value-type="string">
            <text:p>2-pin, 1.” pitch jumper head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66" calcext:value-type="currency">
            <text:p>$0.07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formula="of:=[.B10]*[.F10]" office:value-type="currency" office:currency="USD" office:value="0.24" calcext:value-type="currency">
            <text:p>$0.24</text:p>
          </table:table-cell>
          <table:table-cell table:style-name="ce12" table:formula="of:=[.B10]*[.G10]" office:value-type="currency" office:currency="USD" office:value="0.132" calcext:value-type="currency">
            <text:p>$0.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C0402JR-0739KL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R7,R8,R13</text:p>
          </table:table-cell>
          <table:table-cell office:value-type="string" calcext:value-type="string">
            <text:p>39Kohm, 1/16 watt, 0402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formula="of:=[.B11]*[.F11]" office:value-type="currency" office:currency="USD" office:value="0.3" calcext:value-type="currency">
            <text:p>$0.30</text:p>
          </table:table-cell>
          <table:table-cell table:style-name="ce12" table:formula="of:=[.B11]*[.G11]" office:value-type="currency" office:currency="USD" office:value="0.0087" calcext:value-type="currency">
            <text:p>$0.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C0402JR-07470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R9,R10</text:span>,R23</text:p>
          </table:table-cell>
          <table:table-cell office:value-type="string" calcext:value-type="string">
            <text:p>470 ohm, 1/16 watt, 0402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formula="of:=[.B12]*[.F12]" office:value-type="currency" office:currency="USD" office:value="0.3" calcext:value-type="currency">
            <text:p>$0.30</text:p>
          </table:table-cell>
          <table:table-cell table:style-name="ce12" table:formula="of:=[.B12]*[.G12]" office:value-type="currency" office:currency="USD" office:value="0.0087" calcext:value-type="currency">
            <text:p>$0.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TST-C191KGKT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ED3</text:p>
          </table:table-cell>
          <table:table-cell office:value-type="string" calcext:value-type="string">
            <text:p>Green 0603 LED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0864" calcext:value-type="currency">
            <text:p>$0.09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13]*[.F13]" office:value-type="currency" office:currency="USD" office:value="0.3" calcext:value-type="currency">
            <text:p>$0.30</text:p>
          </table:table-cell>
          <table:table-cell table:style-name="ce12" table:formula="of:=[.B13]*[.G13]" office:value-type="currency" office:currency="USD" office:value="0.0864" calcext:value-type="currency">
            <text:p>$0.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TST-C190KFKT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ED1</text:p>
          </table:table-cell>
          <table:table-cell office:value-type="string" calcext:value-type="string">
            <text:p>Yellow 0603 LED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6" calcext:value-type="currency">
            <text:p>$0.26</text:p>
          </table:table-cell>
          <table:table-cell office:value-type="currency" office:currency="USD" office:value="0.075" calcext:value-type="currency">
            <text:p>$0.08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14]*[.F14]" office:value-type="currency" office:currency="USD" office:value="0.26" calcext:value-type="currency">
            <text:p>$0.26</text:p>
          </table:table-cell>
          <table:table-cell table:style-name="ce12" table:formula="of:=[.B14]*[.G14]" office:value-type="currency" office:currency="USD" office:value="0.075" calcext:value-type="currency">
            <text:p>$0.08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LTST-C191KRKT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ED2</text:p>
          </table:table-cell>
          <table:table-cell office:value-type="string" calcext:value-type="string">
            <text:p>Red 0603 LED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0864" calcext:value-type="currency">
            <text:p>$0.09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15]*[.F15]" office:value-type="currency" office:currency="USD" office:value="0.3" calcext:value-type="currency">
            <text:p>$0.30</text:p>
          </table:table-cell>
          <table:table-cell table:style-name="ce12" table:formula="of:=[.B15]*[.G15]" office:value-type="currency" office:currency="USD" office:value="0.0864" calcext:value-type="currency">
            <text:p>$0.09</text:p>
          </table:table-cell>
          <table:table-cell table:number-columns-repeated="1013"/>
        </table:table-row>
        <table:table-row table:style-name="ro2">
          <table:table-cell office:value-type="float" office:value="1814841" calcext:value-type="float">
            <text:p>181484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4,J5</text:p>
          </table:table-cell>
          <table:table-cell office:value-type="string" calcext:value-type="string">
            <text:p>two pin shrouded header connec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0.3056" calcext:value-type="currency">
            <text:p>$0.3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16]*[.F16]" office:value-type="currency" office:currency="USD" office:value="0.74" calcext:value-type="currency">
            <text:p>$0.74</text:p>
          </table:table-cell>
          <table:table-cell table:style-name="ce12" table:formula="of:=[.B16]*[.G16]" office:value-type="currency" office:currency="USD" office:value="0.6112" calcext:value-type="currency">
            <text:p>$0.6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9-30-0040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1</text:p>
          </table:table-cell>
          <table:table-cell office:value-type="string" calcext:value-type="string">
            <text:p>4-pin molex female, right angle, connec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97" calcext:value-type="currency">
            <text:p>$0.97</text:p>
          </table:table-cell>
          <table:table-cell office:value-type="currency" office:currency="USD" office:value="0.6658" calcext:value-type="currency">
            <text:p>$0.67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17]*[.F17]" office:value-type="currency" office:currency="USD" office:value="0.97" calcext:value-type="currency">
            <text:p>$0.97</text:p>
          </table:table-cell>
          <table:table-cell table:style-name="ce12" table:formula="of:=[.B17]*[.G17]" office:value-type="currency" office:currency="USD" office:value="0.6658" calcext:value-type="currency">
            <text:p>$0.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MK212B7224KG-T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C5,C6,C7,C8</text:p>
          </table:table-cell>
          <table:table-cell office:value-type="string" calcext:value-type="string">
            <text:p>.22uF, 0805 ceramic capaci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6" calcext:value-type="currency">
            <text:p>$0.26</text:p>
          </table:table-cell>
          <table:table-cell office:value-type="currency" office:currency="USD" office:value="0.06345" calcext:value-type="currency">
            <text:p>$0.06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formula="of:=[.B18]*[.F18]" office:value-type="currency" office:currency="USD" office:value="1.04" calcext:value-type="currency">
            <text:p>$1.04</text:p>
          </table:table-cell>
          <table:table-cell table:style-name="ce12" table:formula="of:=[.B18]*[.G18]" office:value-type="currency" office:currency="USD" office:value="0.2538" calcext:value-type="currency">
            <text:p>$0.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C0402JR-0710KL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20</text:p>
          </table:table-cell>
          <table:table-cell office:value-type="string" calcext:value-type="string">
            <text:p>10Kohm, 0402 resist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6" calcext:value-type="currency">
            <text:p>$0.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19]*[.F19]" office:value-type="currency" office:currency="USD" office:value="0.1" calcext:value-type="currency">
            <text:p>$0.10</text:p>
          </table:table-cell>
          <table:table-cell table:style-name="ce12" table:formula="of:=[.B19]*[.G19]" office:value-type="currency" office:currency="USD" office:value="0.0036" calcext:value-type="currency">
            <text:p>$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L03A103KQ3NNNC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11</text:p>
          </table:table-cell>
          <table:table-cell office:value-type="string" calcext:value-type="string">
            <text:p>10nF, 0201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1" calcext:value-type="currency">
            <text:p>$0.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formula="of:=[.B20]*[.F20]" office:value-type="currency" office:currency="USD" office:value="0.1" calcext:value-type="currency">
            <text:p>$0.10</text:p>
          </table:table-cell>
          <table:table-cell table:style-name="ce12" table:formula="of:=[.B20]*[.G20]" office:value-type="currency" office:currency="USD" office:value="0.0061" calcext:value-type="currency">
            <text:p>$0.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L21B473KCC5PNC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1</text:p>
          </table:table-cell>
          <table:table-cell office:value-type="string" calcext:value-type="string">
            <text:p>470nF, 100V, 0805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4" calcext:value-type="currency">
            <text:p>$0.14</text:p>
          </table:table-cell>
          <table:table-cell office:value-type="currency" office:currency="USD" office:value="0.047" calcext:value-type="currency">
            <text:p>$0.0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formula="of:=[.B21]*[.F21]" office:value-type="currency" office:currency="USD" office:value="0.14" calcext:value-type="currency">
            <text:p>$0.14</text:p>
          </table:table-cell>
          <table:table-cell table:style-name="ce12" table:formula="of:=[.B21]*[.G21]" office:value-type="currency" office:currency="USD" office:value="0.047" calcext:value-type="currency">
            <text:p>$0.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DBU0130L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D1,D2,D3,D4</text:p>
          </table:table-cell>
          <table:table-cell office:value-type="string" calcext:value-type="string">
            <text:p>Low loss schottkey diod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08295" calcext:value-type="currency">
            <text:p>$0.08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formula="of:=[.B22]*[.F22]" office:value-type="currency" office:currency="USD" office:value="1.8" calcext:value-type="currency">
            <text:p>$1.80</text:p>
          </table:table-cell>
          <table:table-cell table:style-name="ce12" table:formula="of:=[.B22]*[.G22]" office:value-type="currency" office:currency="USD" office:value="0.3318" calcext:value-type="currency">
            <text:p>$0.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R03EZPJ00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R21,R22</text:p>
          </table:table-cell>
          <table:table-cell office:value-type="string" calcext:value-type="string">
            <text:p>0603 0 ohm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8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formula="of:=[.B23]*[.F23]" office:value-type="currency" office:currency="USD" office:value="0.2" calcext:value-type="currency">
            <text:p>$0.20</text:p>
          </table:table-cell>
          <table:table-cell table:style-name="ce12" table:formula="of:=[.B23]*[.G23]" office:value-type="currency" office:currency="USD" office:value="0.0076" calcext:value-type="currency">
            <text:p>$0.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ZX384-C3V6,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3.6volt zener diod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7" calcext:value-type="currency">
            <text:p>$0.27</text:p>
          </table:table-cell>
          <table:table-cell office:value-type="currency" office:currency="USD" office:value="0.0856" calcext:value-type="currency">
            <text:p>$0.09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24]*[.F24]" office:value-type="currency" office:currency="USD" office:value="0.27" calcext:value-type="currency">
            <text:p>$0.27</text:p>
          </table:table-cell>
          <table:table-cell table:style-name="ce12" table:formula="of:=[.B24]*[.G24]" office:value-type="currency" office:currency="USD" office:value="0.0856" calcext:value-type="currency">
            <text:p>$0.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C0805FR-07100KL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11</text:p>
          </table:table-cell>
          <table:table-cell office:value-type="string" calcext:value-type="string">
            <text:p>100Kohm 0805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644" calcext:value-type="currency">
            <text:p>$0.06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25]*[.F25]" office:value-type="currency" office:currency="USD" office:value="0.1" calcext:value-type="currency">
            <text:p>$0.10</text:p>
          </table:table-cell>
          <table:table-cell table:style-name="ce12" table:formula="of:=[.B25]*[.G25]" office:value-type="currency" office:currency="USD" office:value="0.0644" calcext:value-type="currency">
            <text:p>$0.0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RM033R70J332KA01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10</text:p>
          </table:table-cell>
          <table:table-cell office:value-type="string" calcext:value-type="string">
            <text:p>3.3nF 0201 capaci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964" calcext:value-type="currency">
            <text:p>$0.0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26]*[.F26]" office:value-type="currency" office:currency="USD" office:value="0.1" calcext:value-type="currency">
            <text:p>$0.10</text:p>
          </table:table-cell>
          <table:table-cell table:style-name="ce12" table:formula="of:=[.B26]*[.G26]" office:value-type="currency" office:currency="USD" office:value="0.00964" calcext:value-type="currency">
            <text:p>$0.0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2012C0G2A472J125AA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2</text:p>
          </table:table-cell>
          <table:table-cell office:value-type="string" calcext:value-type="string">
            <text:p>0805 47nF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0714" calcext:value-type="currency">
            <text:p>$0.07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27]*[.F27]" office:value-type="currency" office:currency="USD" office:value="0.25" calcext:value-type="currency">
            <text:p>$0.25</text:p>
          </table:table-cell>
          <table:table-cell table:style-name="ce12" table:formula="of:=[.B27]*[.G27]" office:value-type="currency" office:currency="USD" office:value="0.0714" calcext:value-type="currency">
            <text:p>$0.0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RM155R6YA224ME01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22</text:p>
          </table:table-cell>
          <table:table-cell office:value-type="string" calcext:value-type="string">
            <text:p>.220nF, 0402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1667" calcext:value-type="currency">
            <text:p>$0.02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28]*[.F28]" office:value-type="currency" office:currency="USD" office:value="0.1" calcext:value-type="currency">
            <text:p>$0.10</text:p>
          </table:table-cell>
          <table:table-cell table:style-name="ce12" table:formula="of:=[.B28]*[.G28]" office:value-type="currency" office:currency="USD" office:value="0.01667" calcext:value-type="currency">
            <text:p>$0.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CJR226M006R0500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23</text:p>
          </table:table-cell>
          <table:table-cell office:value-type="string" calcext:value-type="string">
            <text:p>22uF 0805 tantalum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93" calcext:value-type="currency">
            <text:p>$0.93</text:p>
          </table:table-cell>
          <table:table-cell office:value-type="currency" office:currency="USD" office:value="0.3882" calcext:value-type="currency">
            <text:p>$0.39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29]*[.F29]" office:value-type="currency" office:currency="USD" office:value="0.93" calcext:value-type="currency">
            <text:p>$0.93</text:p>
          </table:table-cell>
          <table:table-cell table:style-name="ce12" table:formula="of:=[.B29]*[.G29]" office:value-type="currency" office:currency="USD" office:value="0.3882" calcext:value-type="currency">
            <text:p>$0.3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0603C104M5RACTU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21</text:p>
          </table:table-cell>
          <table:table-cell office:value-type="string" calcext:value-type="string">
            <text:p>100nF 0603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1008" calcext:value-type="currency">
            <text:p>$0.0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30]*[.F30]" office:value-type="currency" office:currency="USD" office:value="0.1" calcext:value-type="currency">
            <text:p>$0.10</text:p>
          </table:table-cell>
          <table:table-cell table:style-name="ce12" table:formula="of:=[.B30]*[.G30]" office:value-type="currency" office:currency="USD" office:value="0.01008" calcext:value-type="currency">
            <text:p>$0.0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1005X5R1E474K050BB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20</text:p>
          </table:table-cell>
          <table:table-cell office:value-type="string" calcext:value-type="string">
            <text:p>470 nF, 0402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currency" office:currency="USD" office:value="0.036" calcext:value-type="currency">
            <text:p>$0.04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31]*[.F31]" office:value-type="currency" office:currency="USD" office:value="0.13" calcext:value-type="currency">
            <text:p>$0.13</text:p>
          </table:table-cell>
          <table:table-cell table:style-name="ce12" table:formula="of:=[.B31]*[.G31]" office:value-type="currency" office:currency="USD" office:value="0.036" calcext:value-type="currency">
            <text:p>$0.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AR50KLFTR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12</text:p>
          </table:table-cell>
          <table:table-cell office:value-type="string" calcext:value-type="string">
            <text:p>0-50Kohm trim pot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currency" office:currency="USD" office:value="0.73152" calcext:value-type="currency">
            <text:p>$0.73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B32]*[.F32]" office:value-type="currency" office:currency="USD" office:value="1.35" calcext:value-type="currency">
            <text:p>$1.35</text:p>
          </table:table-cell>
          <table:table-cell table:style-name="ce12" table:formula="of:=[.B32]*[.G32]" office:value-type="currency" office:currency="USD" office:value="0.73152" calcext:value-type="currency">
            <text:p>$0.73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owerSTEP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epper Motor Driver</text:p>
          </table:table-cell>
          <table:table-cell office:value-type="string" calcext:value-type="string">
            <text:p>TBD</text:p>
          </table:table-cell>
          <table:table-cell table:number-columns-repeated="2" office:value-type="currency" office:currency="USD" office:value="4.5" calcext:value-type="currency">
            <text:p>$4.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stimated price from ST Microelectronics, estimated availability is 9/14.</text:p>
          </table:table-cell>
          <table:table-cell table:style-name="ce12" table:formula="of:=[.B33]*[.F33]" office:value-type="currency" office:currency="USD" office:value="4.5" calcext:value-type="currency">
            <text:p>$4.50</text:p>
          </table:table-cell>
          <table:table-cell table:style-name="ce12" table:formula="of:=[.B33]*[.G33]" office:value-type="currency" office:currency="USD" office:value="4.5" calcext:value-type="currency">
            <text:p>$4.5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/>
          <table:table-cell table:formula="of:=SUM([.B2:.B33])" office:value-type="float" office:value="64" calcext:value-type="float">
            <text:p>64</text:p>
          </table:table-cell>
          <table:table-cell table:number-columns-repeated="7"/>
          <table:table-cell table:style-name="ce12" table:formula="of:=SUM([.J2:.J33])" office:value-type="currency" office:currency="USD" office:value="28.22" calcext:value-type="currency">
            <text:p>$28.22</text:p>
          </table:table-cell>
          <table:table-cell table:style-name="ce12" table:formula="of:=SUM([.K2:.K33])" office:value-type="currency" office:currency="USD" office:value="15.11419" calcext:value-type="currency">
            <text:p>$15.11</text:p>
          </table:table-cell>
          <table:table-cell table:number-columns-repeated="101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9:39:22.543286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8-11T21:22:48.900181118</dc:date>
    <dc:creator>Doug Coffland</dc:creator>
    <meta:editing-duration>PT1H57M49S</meta:editing-duration>
    <meta:editing-cycles>20</meta:editing-cycles>
    <meta:generator>LibreOffice/4.3.3.2$Linux_X86_64 LibreOffice_project/430m0$Build-2</meta:generator>
    <meta:document-statistic meta:table-count="1" meta:cell-count="335" meta:object-count="0"/>
  </office:meta>
</office:document-meta>
</file>